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21.86pt"/>
    </style:style>
    <style:style style:name="co9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" table:style-name="ta1">
        <table:shapes>
          <draw:frame draw:z-index="0" draw:style-name="gr1" draw:text-style-name="P1" svg:width="453.26pt" svg:height="255.23pt" svg:x="265.58pt" svg:y="226.63pt">
            <draw:object draw:notify-on-update-of-ranges="sweep.I1:sweep.I14 sweep.M1:sweep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58" calcext:value-type="float">
            <text:p>126.6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77.2009" calcext:value-type="float">
            <text:p>77.2009</text:p>
          </table:table-cell>
          <table:table-cell table:formula="of:=[.I1]/[.M1]" office:value-type="float" office:value="1.64062854189524" calcext:value-type="float">
            <text:p>1.64062854189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405" calcext:value-type="float">
            <text:p>126.4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77.0469" calcext:value-type="float">
            <text:p>77.0469</text:p>
          </table:table-cell>
          <table:table-cell table:formula="of:=[.I2]/[.M2]" office:value-type="float" office:value="1.6406240874065" calcext:value-type="float">
            <text:p>1.6406240874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974" calcext:value-type="float">
            <text:p>124.97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76.1743" calcext:value-type="float">
            <text:p>76.1743</text:p>
          </table:table-cell>
          <table:table-cell table:formula="of:=[.I3]/[.M3]" office:value-type="float" office:value="1.64063207669778" calcext:value-type="float">
            <text:p>1.64063207669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332" calcext:value-type="float">
            <text:p>102.3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62.3739" calcext:value-type="float">
            <text:p>62.3739</text:p>
          </table:table-cell>
          <table:table-cell table:formula="of:=[.I4]/[.M4]" office:value-type="float" office:value="1.64062211918767" calcext:value-type="float">
            <text:p>1.64062211918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3.9616" calcext:value-type="float">
            <text:p>63.96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38.9861" calcext:value-type="float">
            <text:p>38.9861</text:p>
          </table:table-cell>
          <table:table-cell table:formula="of:=[.I5]/[.M5]" office:value-type="float" office:value="1.64062576148935" calcext:value-type="float">
            <text:p>1.64062576148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2.1784" calcext:value-type="float">
            <text:p>32.17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19.6135" calcext:value-type="float">
            <text:p>19.6135</text:p>
          </table:table-cell>
          <table:table-cell table:formula="of:=[.I6]/[.M6]" office:value-type="float" office:value="1.64062507966452" calcext:value-type="float">
            <text:p>1.64062507966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.2156" calcext:value-type="float">
            <text:p>15.21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9.27427" calcext:value-type="float">
            <text:p>9.27427</text:p>
          </table:table-cell>
          <table:table-cell table:formula="of:=[.I7]/[.M7]" office:value-type="float" office:value="1.64062508423844" calcext:value-type="float">
            <text:p>1.64062508423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62869" calcext:value-type="float">
            <text:p>8.628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5.25939" calcext:value-type="float">
            <text:p>5.25939</text:p>
          </table:table-cell>
          <table:table-cell table:formula="of:=[.I8]/[.M8]" office:value-type="float" office:value="1.64062562388414" calcext:value-type="float">
            <text:p>1.64062562388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84012" calcext:value-type="float">
            <text:p>8.840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5.38826" calcext:value-type="float">
            <text:p>5.38826</text:p>
          </table:table-cell>
          <table:table-cell table:formula="of:=[.I9]/[.M9]" office:value-type="float" office:value="1.64062610193272" calcext:value-type="float">
            <text:p>1.64062610193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2.1409" calcext:value-type="float">
            <text:p>22.140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13.4954" calcext:value-type="float">
            <text:p>13.4954</text:p>
          </table:table-cell>
          <table:table-cell table:formula="of:=[.I10]/[.M10]" office:value-type="float" office:value="1.64062569468115" calcext:value-type="float">
            <text:p>1.64062569468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1.7748" calcext:value-type="float">
            <text:p>51.77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31.5579" calcext:value-type="float">
            <text:p>31.5579</text:p>
          </table:table-cell>
          <table:table-cell table:formula="of:=[.I11]/[.M11]" office:value-type="float" office:value="1.64062881243682" calcext:value-type="float">
            <text:p>1.64062881243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6.4624" calcext:value-type="float">
            <text:p>86.46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52.7009" calcext:value-type="float">
            <text:p>52.7009</text:p>
          </table:table-cell>
          <table:table-cell table:formula="of:=[.I12]/[.M12]" office:value-type="float" office:value="1.64062473316395" calcext:value-type="float">
            <text:p>1.64062473316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664" calcext:value-type="float">
            <text:p>102.6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62.5761" calcext:value-type="float">
            <text:p>62.5761</text:p>
          </table:table-cell>
          <table:table-cell table:formula="of:=[.I13]/[.M13]" office:value-type="float" office:value="1.64062637332784" calcext:value-type="float">
            <text:p>1.64062637332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6.14" calcext:value-type="float">
            <text:p>106.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st</text:p>
          </table:table-cell>
          <table:table-cell office:value-type="float" office:value="64.695" calcext:value-type="float">
            <text:p>64.695</text:p>
          </table:table-cell>
          <table:table-cell table:formula="of:=[.I14]/[.M14]" office:value-type="float" office:value="1.64062137723163" calcext:value-type="float">
            <text:p>1.64062137723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3T05:38:59.857703927</dc:date>
    <meta:editing-duration>PT1M29S</meta:editing-duration>
    <meta:editing-cycles>1</meta:editing-cycles>
    <meta:document-statistic meta:table-count="1" meta:cell-count="15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3.086cm" svg:y="3.954cm" style:legend-expansion="high" chart:style-name="ch2"/>
        <chart:plot-area chart:style-name="ch3" table:cell-range-address="sweep.I1:sweep.I14 sweep.M1:sweep.M14" svg:x="0.319cm" svg:y="0.18cm" svg:width="12.448cm" svg:height="8.645cm">
          <chartooo:coordinate-region svg:x="0.94cm" svg:y="0.379cm" svg:width="11.4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eep.I1:sweep.I14" chart:class="chart:line">
            <chart:data-point chart:repeated="14"/>
          </chart:series>
          <chart:series chart:style-name="ch7" chart:values-cell-range-address="sweep.M1:sweep.M14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658">
                <text:p>126.658</text:p>
                <draw:g>
                  <svg:desc>sweep.I1:sweep.I14</svg:desc>
                </draw:g>
              </table:table-cell>
              <table:table-cell office:value-type="float" office:value="77.2009">
                <text:p>77.2009</text:p>
                <draw:g>
                  <svg:desc>sweep.M1:sweep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405">
                <text:p>126.405</text:p>
              </table:table-cell>
              <table:table-cell office:value-type="float" office:value="77.0469">
                <text:p>77.0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974">
                <text:p>124.974</text:p>
              </table:table-cell>
              <table:table-cell office:value-type="float" office:value="76.1743">
                <text:p>76.1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.332">
                <text:p>102.332</text:p>
              </table:table-cell>
              <table:table-cell office:value-type="float" office:value="62.3739">
                <text:p>62.3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9616">
                <text:p>63.9616</text:p>
              </table:table-cell>
              <table:table-cell office:value-type="float" office:value="38.9861">
                <text:p>38.9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784">
                <text:p>32.1784</text:p>
              </table:table-cell>
              <table:table-cell office:value-type="float" office:value="19.6135">
                <text:p>19.6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156">
                <text:p>15.2156</text:p>
              </table:table-cell>
              <table:table-cell office:value-type="float" office:value="9.27427">
                <text:p>9.27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62869">
                <text:p>8.62869</text:p>
              </table:table-cell>
              <table:table-cell office:value-type="float" office:value="5.25939">
                <text:p>5.25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4012">
                <text:p>8.84012</text:p>
              </table:table-cell>
              <table:table-cell office:value-type="float" office:value="5.38826">
                <text:p>5.38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409">
                <text:p>22.1409</text:p>
              </table:table-cell>
              <table:table-cell office:value-type="float" office:value="13.4954">
                <text:p>13.4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7748">
                <text:p>51.7748</text:p>
              </table:table-cell>
              <table:table-cell office:value-type="float" office:value="31.5579">
                <text:p>31.5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4624">
                <text:p>86.4624</text:p>
              </table:table-cell>
              <table:table-cell office:value-type="float" office:value="52.7009">
                <text:p>52.7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664">
                <text:p>102.664</text:p>
              </table:table-cell>
              <table:table-cell office:value-type="float" office:value="62.5761">
                <text:p>62.5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14">
                <text:p>106.14</text:p>
              </table:table-cell>
              <table:table-cell office:value-type="float" office:value="64.695">
                <text:p>64.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